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Arial, sans-serif"/>
    <style:font-face style:name="apple-system1" svg:font-family="apple-system, BlinkMacSystemFont, 'Segoe UI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82afd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92d7e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dac3f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0f5eb4" officeooo:paragraph-rsid="000f5eb4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officeooo:rsid="001883ec" officeooo:paragraph-rsid="001883ec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officeooo:rsid="0019ec06" officeooo:paragraph-rsid="0019ec06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3" style:family="paragraph" style:parent-style-name="Text_20_body" style:list-style-name="L6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4" style:family="paragraph" style:parent-style-name="Text_20_body" style:list-style-name="L7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5" style:family="paragraph" style:parent-style-name="Text_20_body" style:list-style-name="L8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6" style:family="paragraph" style:parent-style-name="Text_20_body" style:list-style-name="L9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7" style:family="paragraph" style:parent-style-name="Text_20_body" style:list-style-name="L10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8" style:family="paragraph" style:parent-style-name="Text_20_body" style:list-style-name="L1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9" style:family="paragraph" style:parent-style-name="Text_20_body" style:list-style-name="L1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0" style:family="paragraph" style:parent-style-name="Text_20_body" style:list-style-name="L1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1" style:family="paragraph" style:parent-style-name="Text_20_body" style:list-style-name="L14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2" style:family="paragraph" style:parent-style-name="Text_20_body" style:list-style-name="L15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3" style:family="paragraph" style:parent-style-name="Text_20_body" style:list-style-name="L16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4" style:family="paragraph" style:parent-style-name="Text_20_body" style:list-style-name="L17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5" style:family="paragraph" style:parent-style-name="Text_20_body" style:list-style-name="L18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6" style:family="paragraph" style:parent-style-name="Text_20_body" style:list-style-name="L19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7" style:family="paragraph" style:parent-style-name="Text_20_body" style:list-style-name="L20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8" style:family="paragraph" style:parent-style-name="Text_20_body" style:list-style-name="L2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9" style:family="paragraph" style:parent-style-name="Text_20_body" style:list-style-name="L2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30" style:family="paragraph" style:parent-style-name="Text_20_body" style:list-style-name="L2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31" style:family="paragraph" style:parent-style-name="Text_20_body" style:list-style-name="L24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32" style:family="paragraph" style:parent-style-name="Text_20_body" style:list-style-name="L25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33" style:family="paragraph" style:parent-style-name="Text_20_body" style:list-style-name="L26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34" style:family="paragraph" style:parent-style-name="Text_20_body" style:list-style-name="L27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35" style:family="paragraph" style:parent-style-name="Text_20_body" style:list-style-name="L28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36" style:family="paragraph" style:parent-style-name="Text_20_body" style:list-style-name="L29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37" style:family="paragraph" style:parent-style-name="Text_20_body" style:list-style-name="L30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38" style:family="paragraph" style:parent-style-name="Text_20_body" style:list-style-name="L3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39" style:family="paragraph" style:parent-style-name="Text_20_body" style:list-style-name="L3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40" style:family="paragraph" style:parent-style-name="Text_20_body" style:list-style-name="L3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41" style:family="paragraph" style:parent-style-name="Text_20_body" style:list-style-name="L34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42" style:family="paragraph" style:parent-style-name="Text_20_body" style:list-style-name="L35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43" style:family="paragraph" style:parent-style-name="Text_20_body" style:list-style-name="L36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44" style:family="paragraph" style:parent-style-name="Text_20_body" style:list-style-name="L37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45" style:family="paragraph" style:parent-style-name="Text_20_body" style:list-style-name="L38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46" style:family="paragraph" style:parent-style-name="Text_20_body" style:list-style-name="L39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47" style:family="paragraph" style:parent-style-name="Text_20_body" style:list-style-name="L40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48" style:family="paragraph" style:parent-style-name="Text_20_body" style:list-style-name="L4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49" style:family="paragraph" style:parent-style-name="Text_20_body" style:list-style-name="L4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0" style:family="paragraph" style:parent-style-name="Text_20_body" style:list-style-name="L4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1" style:family="paragraph" style:parent-style-name="Text_20_body" style:list-style-name="L44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2" style:family="paragraph" style:parent-style-name="Text_20_body" style:list-style-name="L45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3" style:family="paragraph" style:parent-style-name="Text_20_body" style:list-style-name="L46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4" style:family="paragraph" style:parent-style-name="Text_20_body" style:list-style-name="L47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24b7c9"/>
    </style:style>
    <style:style style:name="P55" style:family="paragraph" style:parent-style-name="Text_20_body" style:list-style-name="L48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6" style:family="paragraph" style:parent-style-name="Text_20_body" style:list-style-name="L49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7" style:family="paragraph" style:parent-style-name="Text_20_body" style:list-style-name="L50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8" style:family="paragraph" style:parent-style-name="Text_20_body" style:list-style-name="L5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9" style:family="paragraph" style:parent-style-name="Text_20_body" style:list-style-name="L52">
      <style:paragraph-properties fo:margin-top="0cm" fo:margin-bottom="0cm" loext:contextual-spacing="false" fo:line-height="160%" fo:orphans="2" fo:widows="2" fo:padding="0cm" fo:border="none"/>
    </style:style>
    <style:style style:name="P60" style:family="paragraph" style:parent-style-name="Text_20_body" style:list-style-name="L53">
      <style:paragraph-properties fo:margin-top="0cm" fo:margin-bottom="0cm" loext:contextual-spacing="false" fo:line-height="160%" fo:orphans="2" fo:widows="2" fo:padding="0cm" fo:border="none"/>
    </style:style>
    <style:style style:name="T1" style:family="text">
      <style:text-properties fo:font-variant="normal" fo:text-transform="none" fo:color="#992298" style:text-line-through-style="none" style:text-line-through-type="none" style:font-name="apple-system" fo:font-size="12pt" fo:letter-spacing="normal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992298" style:text-line-through-style="none" style:text-line-through-type="none" style:font-name="apple-system" fo:font-size="12pt" fo:letter-spacing="normal" fo:font-style="normal" style:text-underline-style="none" fo:font-weight="bold" officeooo:rsid="001ede03" style:text-blinking="false" fo:background-color="transparent" loext:char-shading-value="0"/>
    </style:style>
    <style:style style:name="T3" style:family="text">
      <style:text-properties fo:font-variant="normal" fo:text-transform="none" fo:color="#992298" style:text-line-through-style="none" style:text-line-through-type="none" style:font-name="apple-system1" fo:font-size="12pt" fo:letter-spacing="normal" fo:language="ru" fo:country="RU" fo:font-style="normal" style:text-underline-style="none" fo:font-weight="normal" officeooo:rsid="00108b3c" style:text-blinking="false" fo:background-color="#ffffff" loext:char-shading-value="0"/>
    </style:style>
    <style:style style:name="T4" style:family="text">
      <style:text-properties fo:font-variant="normal" fo:text-transform="none" fo:color="#222222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222222" style:font-name="apple-system" fo:font-size="12pt" fo:letter-spacing="normal" fo:font-style="normal" fo:font-weight="bold"/>
    </style:style>
    <style:style style:name="T6" style:family="text">
      <style:text-properties fo:font-variant="normal" fo:text-transform="none" fo:color="#222222" style:font-name="apple-system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22222" style:font-name="apple-system" fo:font-size="12pt" fo:letter-spacing="normal" fo:font-style="normal" fo:font-weight="bold" officeooo:rsid="0024b7c9" style:font-weight-asian="bold" style:font-weight-complex="bold"/>
    </style:style>
    <style:style style:name="T8" style:family="text">
      <style:text-properties fo:font-variant="normal" fo:text-transform="none" fo:color="#222222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222222" style:text-line-through-style="none" style:text-line-through-type="none" style:font-name="apple-system" fo:font-size="12pt" fo:letter-spacing="normal" fo:language="ru" fo:country="RU" fo:font-style="normal" style:text-underline-style="none" fo:font-weight="normal" officeooo:rsid="0010eaf5" style:text-blinking="false" fo:background-color="transparent" loext:char-shading-value="0"/>
    </style:style>
    <style:style style:name="T10" style:family="text">
      <style:text-properties fo:font-variant="normal" fo:text-transform="none" fo:color="#487284" style:font-name="apple-system" fo:font-size="12pt" fo:letter-spacing="normal" fo:font-style="normal" style:text-underline-style="solid" style:text-underline-width="auto" style:text-underline-color="font-color" fo:font-weight="bold" fo:background-color="transparent" loext:char-shading-value="0"/>
    </style:style>
    <style:style style:name="T11" style:family="text">
      <style:text-properties fo:font-variant="normal" fo:text-transform="none" fo:color="#487284" style:font-name="apple-system" fo:font-size="12pt" fo:letter-spacing="normal" fo:font-style="normal" style:text-underline-style="solid" style:text-underline-width="auto" style:text-underline-color="font-color" fo:font-weight="bold" fo:background-color="#ffffff" loext:char-shading-value="0"/>
    </style:style>
    <style:style style:name="T12" style:family="text">
      <style:text-properties fo:font-variant="normal" fo:text-transform="none" fo:color="#487284" style:font-name="apple-system1" fo:font-size="12pt" fo:letter-spacing="normal" fo:language="ru" fo:country="RU" fo:font-style="normal" style:text-underline-style="solid" style:text-underline-width="auto" style:text-underline-color="font-color" fo:font-weight="normal" officeooo:rsid="0010eaf5" fo:background-color="#ffffff" loext:char-shading-value="0"/>
    </style:style>
    <style:style style:name="T13" style:family="text">
      <style:text-properties fo:color="#222222" style:font-name="apple-system" fo:font-size="12pt" fo:letter-spacing="normal" fo:font-weight="normal"/>
    </style:style>
    <style:style style:name="T14" style:family="text">
      <style:text-properties fo:color="#222222" fo:letter-spacing="normal"/>
    </style:style>
    <style:style style:name="T15" style:family="text">
      <style:text-properties fo:language="en" fo:country="US" officeooo:rsid="000b2b5f"/>
    </style:style>
    <style:style style:name="T16" style:family="text">
      <style:text-properties fo:language="en" fo:country="US" officeooo:rsid="000c29a7"/>
    </style:style>
    <style:style style:name="T17" style:family="text">
      <style:text-properties fo:language="en" fo:country="US" officeooo:rsid="000dac3f"/>
    </style:style>
    <style:style style:name="T18" style:family="text">
      <style:text-properties fo:language="en" fo:country="US" officeooo:rsid="000f5eb4"/>
    </style:style>
    <style:style style:name="T19" style:family="text">
      <style:text-properties fo:language="en" fo:country="US" officeooo:rsid="000faaab"/>
    </style:style>
    <style:style style:name="T20" style:family="text">
      <style:text-properties fo:language="en" fo:country="US" officeooo:rsid="00108b3c"/>
    </style:style>
    <style:style style:name="T21" style:family="text">
      <style:text-properties fo:language="en" fo:country="US" officeooo:rsid="0012211a"/>
    </style:style>
    <style:style style:name="T22" style:family="text">
      <style:text-properties fo:language="en" fo:country="US" officeooo:rsid="0017bfd2"/>
    </style:style>
    <style:style style:name="T23" style:family="text">
      <style:text-properties fo:language="en" fo:country="US" officeooo:rsid="00189b84"/>
    </style:style>
    <style:style style:name="T24" style:family="text">
      <style:text-properties fo:language="ru" fo:country="RU"/>
    </style:style>
    <style:style style:name="T25" style:family="text">
      <style:text-properties fo:language="ru" fo:country="RU" officeooo:rsid="000b2b5f"/>
    </style:style>
    <style:style style:name="T26" style:family="text">
      <style:text-properties fo:language="ru" fo:country="RU" officeooo:rsid="000c29a7"/>
    </style:style>
    <style:style style:name="T27" style:family="text">
      <style:text-properties fo:language="ru" fo:country="RU" officeooo:rsid="000dac3f"/>
    </style:style>
    <style:style style:name="T28" style:family="text">
      <style:text-properties fo:language="ru" fo:country="RU" officeooo:rsid="000f5eb4"/>
    </style:style>
    <style:style style:name="T29" style:family="text">
      <style:text-properties fo:language="ru" fo:country="RU" officeooo:rsid="000faaab"/>
    </style:style>
    <style:style style:name="T30" style:family="text">
      <style:text-properties fo:language="ru" fo:country="RU" officeooo:rsid="00108b3c"/>
    </style:style>
    <style:style style:name="T31" style:family="text">
      <style:text-properties fo:language="ru" fo:country="RU" officeooo:rsid="0010eaf5"/>
    </style:style>
    <style:style style:name="T32" style:family="text">
      <style:text-properties fo:language="ru" fo:country="RU" officeooo:rsid="0012211a"/>
    </style:style>
    <style:style style:name="T33" style:family="text">
      <style:text-properties fo:language="ru" fo:country="RU" officeooo:rsid="00157845"/>
    </style:style>
    <style:style style:name="T34" style:family="text">
      <style:text-properties fo:language="ru" fo:country="RU" officeooo:rsid="0015fe8a"/>
    </style:style>
    <style:style style:name="T35" style:family="text">
      <style:text-properties fo:language="ru" fo:country="RU" officeooo:rsid="001f4890"/>
    </style:style>
    <style:style style:name="T36" style:family="text">
      <style:text-properties fo:language="ru" fo:country="RU" officeooo:rsid="002087e7"/>
    </style:style>
    <style:style style:name="T37" style:family="text">
      <style:text-properties officeooo:rsid="00189b84"/>
    </style:style>
    <style:style style:name="T38" style:family="text">
      <style:text-properties officeooo:rsid="001ae623"/>
    </style:style>
    <style:style style:name="T39" style:family="text">
      <style:text-properties officeooo:rsid="00260dcd"/>
    </style:style>
    <text:list-style style:name="L1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">
        <style:list-level-properties text:space-before="0.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02974531" text:style-name="L1">
        <text:list-item>
          <text:p text:style-name="P8"><text:span text:style-name="Strong_20_Emphasis"><text:s/></text:span><text:span text:style-name="Strong_20_Emphasis"><text:span text:style-name="T36">Гит как откатить - </text:span></text:span><text:a xlink:type="simple" xlink:href="https://tprg.ru/KUxf" text:style-name="Internet_20_link" text:visited-style-name="Visited_20_Internet_20_Link"><text:span text:style-name="Strong_20_Emphasis">https://tprg.ru/KUxf</text:span></text:a><text:span text:style-name="Strong_20_Emphasis"><text:span text:style-name="T36"><text:tab/></text:span></text:span></text:p>
        </text:list-item>
        <text:list-item>
          <text:p text:style-name="P8"><text:a xlink:type="simple" xlink:href="https://photopea.ru/" text:style-name="Internet_20_link" text:visited-style-name="Visited_20_Internet_20_Link"><text:span text:style-name="Strong_20_Emphasis">https://photopea.ru/</text:span></text:a><text:span text:style-name="Strong_20_Emphasis"> - </text:span><text:span text:style-name="Strong_20_Emphasis"><text:span text:style-name="T35">браузерный фоттошоп</text:span></text:span></text:p>
        </text:list-item>
        <text:list-item>
          <text:p text:style-name="P8"><text:span text:style-name="Strong_20_Emphasis"><text:span text:style-name="T35">https://tproger.ru/articles/whats-difference-between-licenses/ </text:span></text:span><text:span text:style-name="Strong_20_Emphasis"><text:span text:style-name="T36">ращнниуа между лиуенщифями</text:span></text:span></text:p>
        </text:list-item>
        <text:list-item>
          <text:p text:style-name="P8"><text:a xlink:type="simple" xlink:href="https://rahuldkjain.github.io/gh-profile-readme-generator/" text:style-name="Internet_20_link" text:visited-style-name="Visited_20_Internet_20_Link"><text:span text:style-name="Strong_20_Emphasis">https://rahuldkjain.github.io/gh-profile-readme-generator/</text:span></text:a><text:span text:style-name="Strong_20_Emphasis"><text:span text:style-name="T1"> - </text:span></text:span><text:span text:style-name="Strong_20_Emphasis"><text:span text:style-name="T2">генератор ридми для профиля</text:span></text:span></text:p>
        </text:list-item>
        <text:list-item>
          <text:p text:style-name="P8"><text:a xlink:type="simple" xlink:href="http://html5up.net/" text:style-name="Internet_20_link" text:visited-style-name="Visited_20_Internet_20_Link"><text:span text:style-name="Strong_20_Emphasis"><text:span text:style-name="T1">HTML5 UP:</text:span></text:span></text:a><text:span text:style-name="Emphasis"><text:span text:style-name="T4"> Адаптивные шаблоны HTML5 и CSS3.</text:span></text:span></text:p>
        </text:list-item>
      </text:list>
      <text:list xml:id="list3413264954" text:style-name="L2">
        <text:list-item>
          <text:p text:style-name="P9"><text:a xlink:type="simple" xlink:href="http://bootswatch.com/" text:style-name="Internet_20_link" text:visited-style-name="Visited_20_Internet_20_Link"><text:span text:style-name="Strong_20_Emphasis"><text:span text:style-name="T1">Bootswatch:</text:span></text:span></text:a><text:span text:style-name="Emphasis"><text:span text:style-name="T4"> Бесплатные темы для Bootstrap.</text:span></text:span></text:p>
        </text:list-item>
      </text:list>
      <text:list xml:id="list162737349" text:style-name="L3">
        <text:list-item>
          <text:p text:style-name="P10"><text:a xlink:type="simple" xlink:href="http://templated.co/" text:style-name="Internet_20_link" text:visited-style-name="Visited_20_Internet_20_Link"><text:span text:style-name="Strong_20_Emphasis"><text:span text:style-name="T1">Templated:</text:span></text:span></text:a><text:span text:style-name="T4"> </text:span><text:span text:style-name="Emphasis"><text:span text:style-name="T4">Коллекция 845 бесплатных шаблонов CSS и HTML5.</text:span></text:span></text:p>
        </text:list-item>
      </text:list>
      <text:list xml:id="list2921430517" text:style-name="L4">
        <text:list-item>
          <text:p text:style-name="P11"><text:a xlink:type="simple" xlink:href="https://www.logaster.com/" text:style-name="Internet_20_link" text:visited-style-name="Visited_20_Internet_20_Link"><text:span text:style-name="Strong_20_Emphasis"><text:span text:style-name="T1">Logaster:</text:span></text:span></text:a><text:span text:style-name="T4"> </text:span><text:span text:style-name="Emphasis"><text:span text:style-name="T4">Онлайн генератор логотипов и элементов фирменного стиля (new).</text:span></text:span></text:p>
        </text:list-item>
      </text:list>
      <text:list xml:id="list1851440326" text:style-name="L5">
        <text:list-item>
          <text:p text:style-name="P12"><text:a xlink:type="simple" xlink:href="https://withoomph.com/" text:style-name="Internet_20_link" text:visited-style-name="Visited_20_Internet_20_Link"><text:span text:style-name="Strong_20_Emphasis"><text:span text:style-name="T1">Withoomph</text:span></text:span></text:a><text:span text:style-name="Strong_20_Emphasis"><text:span text:style-name="T5">: </text:span></text:span><text:span text:style-name="Emphasis"><text:span text:style-name="T4">Мгновенное создание логотипов (англ.).</text:span></text:span></text:p>
        </text:list-item>
      </text:list>
      <text:list xml:id="list1282356298" text:style-name="L6">
        <text:list-item>
          <text:p text:style-name="P13"><text:a xlink:type="simple" xlink:href="http://www.hipsterlogogenerator.com/" text:style-name="Internet_20_link" text:visited-style-name="Visited_20_Internet_20_Link"><text:span text:style-name="Strong_20_Emphasis"><text:span text:style-name="T1">Hipster Logo Generator:</text:span></text:span></text:a><text:span text:style-name="T4"> </text:span><text:span text:style-name="Emphasis"><text:span text:style-name="T4">Генератор хипстерских логотипов.</text:span></text:span></text:p>
        </text:list-item>
      </text:list>
      <text:list xml:id="list1061650373" text:style-name="L7">
        <text:list-item>
          <text:p text:style-name="P14"><text:a xlink:type="simple" xlink:href="http://www.squarespace.com/logo/" text:style-name="Internet_20_link" text:visited-style-name="Visited_20_Internet_20_Link"><text:span text:style-name="Strong_20_Emphasis"><text:span text:style-name="T1">Squarespace Free Logo:</text:span></text:span></text:a><text:span text:style-name="T4"> </text:span><text:span text:style-name="Emphasis"><text:span text:style-name="T4">Можно скачать бесплатную версию в маленьком разрешении.</text:span></text:span></text:p>
        </text:list-item>
      </text:list>
      <text:list xml:id="list1906152324" text:style-name="L8">
        <text:list-item>
          <text:p text:style-name="P15"><text:a xlink:type="simple" xlink:href="http://invoiceto.me/" text:style-name="Internet_20_link" text:visited-style-name="Visited_20_Internet_20_Link"><text:span text:style-name="Strong_20_Emphasis"><text:span text:style-name="T1">Invoice to me</text:span></text:span></text:a><text:span text:style-name="Strong_20_Emphasis"><text:span text:style-name="T5">: </text:span></text:span><text:span text:style-name="Emphasis"><text:span text:style-name="T4">Бесплатный генератор счета.</text:span></text:span></text:p>
        </text:list-item>
      </text:list>
      <text:list xml:id="list2935966199" text:style-name="L9">
        <text:list-item>
          <text:p text:style-name="P16"><text:a xlink:type="simple" xlink:href="https://www.free-invoice-generator.com/" text:style-name="Internet_20_link" text:visited-style-name="Visited_20_Internet_20_Link"><text:span text:style-name="Strong_20_Emphasis"><text:span text:style-name="T1">Free Invoice Generator</text:span></text:span></text:a><text:span text:style-name="Strong_20_Emphasis"><text:span text:style-name="T5">: </text:span></text:span><text:span text:style-name="Emphasis"><text:span text:style-name="T4">Альтернативный бесплатный генератор счета.</text:span></text:span></text:p>
        </text:list-item>
      </text:list>
      <text:list xml:id="list1665354157" text:style-name="L10">
        <text:list-item>
          <text:p text:style-name="P17"><text:a xlink:type="simple" xlink:href="http://slimvoice.co/" text:style-name="Internet_20_link" text:visited-style-name="Visited_20_Internet_20_Link"><text:span text:style-name="Strong_20_Emphasis"><text:span text:style-name="T1">Slimvoice:</text:span></text:span></text:a><text:span text:style-name="T4"> </text:span><text:span text:style-name="Emphasis"><text:span text:style-name="T4">Невероятно простой счет.</text:span></text:span></text:p>
        </text:list-item>
      </text:list>
      <text:list xml:id="list4201955789" text:style-name="L11">
        <text:list-item>
          <text:p text:style-name="P18"><text:a xlink:type="simple" xlink:href="http://thenameapp.com/" text:style-name="Internet_20_link" text:visited-style-name="Visited_20_Internet_20_Link"><text:span text:style-name="Strong_20_Emphasis"><text:span text:style-name="T1">The Name App</text:span></text:span></text:a><text:span text:style-name="Strong_20_Emphasis"><text:span text:style-name="T5">: </text:span></text:span><text:span text:style-name="Emphasis"><text:span text:style-name="T4">Найдите подходящее название для вашей блестящей идеи (англ.).</text:span></text:span></text:p>
        </text:list-item>
      </text:list>
      <text:list xml:id="list2103677149" text:style-name="L12">
        <text:list-item>
          <text:p text:style-name="P19"><text:a xlink:type="simple" xlink:href="http://www.naminum.com/" text:style-name="Internet_20_link" text:visited-style-name="Visited_20_Internet_20_Link"><text:span text:style-name="Strong_20_Emphasis"><text:span text:style-name="T1">Naminum:</text:span></text:span></text:a><text:span text:style-name="T4"> </text:span><text:span text:style-name="Emphasis"><text:span text:style-name="T4">Поиск идеального названия для компании (англ.).</text:span></text:span></text:p>
        </text:list-item>
      </text:list>
      <text:list xml:id="list4074921356" text:style-name="L13">
        <text:list-item>
          <text:p text:style-name="P20"><text:a xlink:type="simple" xlink:href="http://wordoid.com/" text:style-name="Internet_20_link" text:visited-style-name="Visited_20_Internet_20_Link"><text:span text:style-name="Strong_20_Emphasis"><text:span text:style-name="T1">Wordoid:</text:span></text:span></text:a><text:span text:style-name="T4"> </text:span><text:span text:style-name="Emphasis"><text:span text:style-name="T4">Выберите короткое и легко запоминяющееся названия для вашего бизнеса (англ.).</text:span></text:span></text:p>
        </text:list-item>
      </text:list>
      <text:list xml:id="list2290025204" text:style-name="L14">
        <text:list-item>
          <text:p text:style-name="P21"><text:a xlink:type="simple" xlink:href="http://www.hipsterbusiness.name/" text:style-name="Internet_20_link" text:visited-style-name="Visited_20_Internet_20_Link"><text:span text:style-name="Strong_20_Emphasis"><text:span text:style-name="T1">Hipster Business Name:</text:span></text:span></text:a><text:span text:style-name="T4"> </text:span><text:span text:style-name="Emphasis"><text:span text:style-name="T4">Генератор хипстерских названия для бизнеса (англ.).</text:span></text:span></text:p>
        </text:list-item>
      </text:list>
      <text:list xml:id="list663316571" text:style-name="L15">
        <text:list-item>
          <text:p text:style-name="P22"><text:a xlink:type="simple" xlink:href="http://www.leandomainsearch.com/" text:style-name="Internet_20_link" text:visited-style-name="Visited_20_Internet_20_Link"><text:span text:style-name="Strong_20_Emphasis"><text:span text:style-name="T1">Lean Domain Search</text:span></text:span></text:a><text:span text:style-name="Strong_20_Emphasis"><text:span text:style-name="T5">: </text:span></text:span><text:span text:style-name="Emphasis"><text:span text:style-name="T4">Мгновенный поиск доменного имени.</text:span></text:span></text:p>
        </text:list-item>
      </text:list>
      <text:list xml:id="list4107375126" text:style-name="L16">
        <text:list-item>
          <text:p text:style-name="P23"><text:a xlink:type="simple" xlink:href="http://www.google.com/trends/hottrends/visualize?pn=p1" text:style-name="Internet_20_link" text:visited-style-name="Visited_20_Internet_20_Link"><text:span text:style-name="Strong_20_Emphasis"><text:span text:style-name="T1">Google Trends:</text:span></text:span></text:a><text:span text:style-name="T4"> </text:span><text:span text:style-name="Emphasis"><text:span text:style-name="T4">Новый способ отражения популярных поисковых запросов.</text:span></text:span></text:p>
        </text:list-item>
      </text:list>
      <text:list xml:id="list4006917762" text:style-name="L17">
        <text:list-item>
          <text:p text:style-name="P24"><text:a xlink:type="simple" xlink:href="http://www.portent.com/tools/title-maker" text:style-name="Internet_20_link" text:visited-style-name="Visited_20_Internet_20_Link"><text:span text:style-name="Strong_20_Emphasis"><text:span text:style-name="T1">Portent:</text:span></text:span></text:a><text:span text:style-name="T4"> </text:span><text:span text:style-name="Emphasis"><text:span text:style-name="T4">Генератор идей (англ.).</text:span></text:span></text:p>
        </text:list-item>
      </text:list>
      <text:list xml:id="list2053270765" text:style-name="L18">
        <text:list-item>
          <text:p text:style-name="P25"><text:a xlink:type="simple" xlink:href="http://buzzsumo.com/" text:style-name="Internet_20_link" text:visited-style-name="Visited_20_Internet_20_Link"><text:span text:style-name="Strong_20_Emphasis"><text:span text:style-name="T1">Buzzsumo:</text:span></text:span></text:a><text:span text:style-name="T4"> </text:span><text:span text:style-name="Emphasis"><text:span text:style-name="T4">Анализ контента веб-сайтов.</text:span></text:span></text:p>
        </text:list-item>
      </text:list>
      <text:list xml:id="list4077553319" text:style-name="L19">
        <text:list-item>
          <text:p text:style-name="P26"><text:a xlink:type="simple" xlink:href="http://www.hubspot.com/blog-topic-generator" text:style-name="Internet_20_link" text:visited-style-name="Visited_20_Internet_20_Link"><text:span text:style-name="Strong_20_Emphasis"><text:span text:style-name="T10">Hubspot Blog Topic Generator:</text:span></text:span></text:a><text:span text:style-name="T4"> </text:span><text:span text:style-name="Emphasis"><text:span text:style-name="T4">Идеи для статей (англ.).</text:span></text:span></text:p>
        </text:list-item>
      </text:list>
      <text:list xml:id="list3582300721" text:style-name="L20">
        <text:list-item>
          <text:p text:style-name="P27"><text:a xlink:type="simple" xlink:href="http://seositecheckup.com/" text:style-name="Internet_20_link" text:visited-style-name="Visited_20_Internet_20_Link"><text:span text:style-name="Strong_20_Emphasis"><text:span text:style-name="T10">SEO Site Checkup:</text:span></text:span></text:a><text:span text:style-name="T4"> </text:span><text:span text:style-name="Emphasis"><text:span text:style-name="T4">Проверка проблем с SEO на вашем веб-сайте.</text:span></text:span></text:p>
        </text:list-item>
      </text:list>
      <text:list xml:id="list2947519979" text:style-name="L21">
        <text:list-item>
          <text:p text:style-name="P28"><text:a xlink:type="simple" xlink:href="https://marketing.grader.com/" text:style-name="Internet_20_link" text:visited-style-name="Visited_20_Internet_20_Link"><text:span text:style-name="Strong_20_Emphasis"><text:span text:style-name="T10">Hubsport Marketing Grader:</text:span></text:span></text:a><text:span text:style-name="T4"> </text:span><text:span text:style-name="Emphasis"><text:span text:style-name="T4">Оценка с точки зрения маркетинга.</text:span></text:span></text:p>
        </text:list-item>
      </text:list>
      <text:list xml:id="list1656138207" text:style-name="L22">
        <text:list-item>
          <text:p text:style-name="P29"><text:a xlink:type="simple" xlink:href="https://serps.com/tools/rank_checker" text:style-name="Internet_20_link" text:visited-style-name="Visited_20_Internet_20_Link"><text:span text:style-name="Strong_20_Emphasis"><text:span text:style-name="T10">SERPs Rank Checker:</text:span></text:span></text:a><text:span text:style-name="Emphasis"><text:span text:style-name="T4"> Рейтинг ключевых слов.</text:span></text:span></text:p>
        </text:list-item>
      </text:list>
      <text:list xml:id="list2478233370" text:style-name="L23">
        <text:list-item>
          <text:p text:style-name="P30"><text:a xlink:type="simple" xlink:href="http://www.browseo.net/" text:style-name="Internet_20_link" text:visited-style-name="Visited_20_Internet_20_Link"><text:span text:style-name="Strong_20_Emphasis"><text:span text:style-name="T10">Browseo:</text:span></text:span></text:a><text:span text:style-name="Emphasis"><text:span text:style-name="T4"> Как видят ваш веб-сайт поисковики.</text:span></text:span></text:p>
        </text:list-item>
      </text:list>
      <text:list xml:id="list1655967415" text:style-name="L24">
        <text:list-item>
          <text:p text:style-name="P31"><text:a xlink:type="simple" xlink:href="http://www.internetmarketingninjas.com/seo-tools/google-sitemap-generator/" text:style-name="Internet_20_link" text:visited-style-name="Visited_20_Internet_20_Link"><text:span text:style-name="Strong_20_Emphasis"><text:span text:style-name="T10">Broken Links:</text:span></text:span></text:a><text:span text:style-name="Emphasis"><text:span text:style-name="T4"> Поиск битых ссылок, редиректов и т.д.</text:span></text:span></text:p>
        </text:list-item>
      </text:list>
      <text:list xml:id="list762014284" text:style-name="L25">
        <text:list-item>
          <text:p text:style-name="P32"><text:soft-page-break/><text:a xlink:type="simple" xlink:href="http://www.copyscape.com/" text:style-name="Internet_20_link" text:visited-style-name="Visited_20_Internet_20_Link"><text:span text:style-name="Strong_20_Emphasis"><text:span text:style-name="T10">Copyscape:</text:span></text:span></text:a><text:span text:style-name="Emphasis"><text:span text:style-name="T4"> Поиск копий вашей страницы по всему интернету.</text:span></text:span></text:p>
        </text:list-item>
      </text:list>
      <text:list xml:id="list365136594" text:style-name="L26">
        <text:list-item>
          <text:p text:style-name="P33"><text:a xlink:type="simple" xlink:href="http://tools.pingdom.com/fpt/" text:style-name="Internet_20_link" text:visited-style-name="Visited_20_Internet_20_Link"><text:span text:style-name="Strong_20_Emphasis"><text:span text:style-name="T10">Pingdom Website Speed Test:</text:span></text:span></text:a><text:span text:style-name="Emphasis"><text:span text:style-name="T4"> Проверьте время загрузки вашего веб-сайта.</text:span></text:span></text:p>
        </text:list-item>
      </text:list>
      <text:list xml:id="list1271796686" text:style-name="L27">
        <text:list-item>
          <text:p text:style-name="P34"><text:a xlink:type="simple" xlink:href="http://gtmetrix.com/" text:style-name="Internet_20_link" text:visited-style-name="Visited_20_Internet_20_Link"><text:span text:style-name="Strong_20_Emphasis"><text:span text:style-name="T10">GTMetrics:</text:span></text:span></text:a><text:span text:style-name="Emphasis"><text:span text:style-name="T4"> Проанализируйте производительность любого веб-сайта.</text:span></text:span></text:p>
        </text:list-item>
      </text:list>
      <text:list xml:id="list2087408852" text:style-name="L28">
        <text:list-item>
          <text:p text:style-name="P35"><text:a xlink:type="simple" xlink:href="https://tinyjpg.com/" text:style-name="Internet_20_link" text:visited-style-name="Visited_20_Internet_20_Link"><text:span text:style-name="Strong_20_Emphasis"><text:span text:style-name="T10">TinyJPG</text:span></text:span></text:a><text:span text:style-name="Strong_20_Emphasis"><text:span text:style-name="T4"> </text:span></text:span><text:span text:style-name="Strong_20_Emphasis"><text:span text:style-name="T5">| </text:span></text:span><text:a xlink:type="simple" xlink:href="https://tinypng.com/" text:style-name="Internet_20_link" text:visited-style-name="Visited_20_Internet_20_Link"><text:span text:style-name="Strong_20_Emphasis"><text:span text:style-name="T1">TinyPNG</text:span></text:span></text:a><text:span text:style-name="T4"> </text:span><text:span text:style-name="Emphasis"><text:span text:style-name="T4">Сжимает изображения.</text:span></text:span></text:p>
        </text:list-item>
      </text:list>
      <text:list xml:id="list596399405" text:style-name="L29">
        <text:list-item>
          <text:p text:style-name="P36"><text:a xlink:type="simple" xlink:href="https://canva.com/ru_ru" text:style-name="Internet_20_link" text:visited-style-name="Visited_20_Internet_20_Link"><text:span text:style-name="Strong_20_Emphasis"><text:span text:style-name="T10">Canva:</text:span></text:span></text:a><text:span text:style-name="Emphasis"><text:span text:style-name="T4"> Невероятно простое создание элементов графического дизайна для блогеров.</text:span></text:span></text:p>
        </text:list-item>
      </text:list>
      <text:list xml:id="list3366097260" text:style-name="L30">
        <text:list-item>
          <text:p text:style-name="P37"><text:a xlink:type="simple" xlink:href="https://evernote.com/skitch/" text:style-name="Internet_20_link" text:visited-style-name="Visited_20_Internet_20_Link"><text:span text:style-name="Strong_20_Emphasis"><text:span text:style-name="T10">Skitch:</text:span></text:span></text:a><text:span text:style-name="T4"> </text:span><text:span text:style-name="Emphasis"><text:span text:style-name="T4">Высказать свое мнение меньшим количеством слов.</text:span></text:span></text:p>
        </text:list-item>
      </text:list>
      <text:list xml:id="list1464251820" text:style-name="L31">
        <text:list-item>
          <text:p text:style-name="P38"><text:a xlink:type="simple" xlink:href="http://www.easel.ly/" text:style-name="Internet_20_link" text:visited-style-name="Visited_20_Internet_20_Link"><text:span text:style-name="Strong_20_Emphasis"><text:span text:style-name="T10">Easel.ly:</text:span></text:span></text:a><text:span text:style-name="Emphasis"><text:span text:style-name="T4"> Создание мощных инфографик.</text:span></text:span></text:p>
        </text:list-item>
      </text:list>
      <text:list xml:id="list1473910629" text:style-name="L32">
        <text:list-item>
          <text:p text:style-name="P39"><text:a xlink:type="simple" xlink:href="http://www.internetmarketingninjas.com/seo-tools/favicon-generator-crop-images/" text:style-name="Internet_20_link" text:visited-style-name="Visited_20_Internet_20_Link"><text:span text:style-name="Strong_20_Emphasis"><text:span text:style-name="T10">Social Image Resizer Tool:</text:span></text:span></text:a><text:span text:style-name="T4"> </text:span><text:span text:style-name="Emphasis"><text:span text:style-name="T4">Оптимизация изображения для социальных сетей.</text:span></text:span></text:p>
        </text:list-item>
      </text:list>
      <text:list xml:id="list584741242" text:style-name="L33">
        <text:list-item>
          <text:p text:style-name="P40"><text:a xlink:type="simple" xlink:href="http://coschedule.com/click-to-tweet" text:style-name="Internet_20_link" text:visited-style-name="Visited_20_Internet_20_Link"><text:span text:style-name="Strong_20_Emphasis"><text:span text:style-name="T10">Click To Tweet:</text:span></text:span></text:a><text:span text:style-name="Emphasis"><text:span text:style-name="T4"> Кликни, чтобы твитнуть.</text:span></text:span></text:p>
        </text:list-item>
      </text:list>
      <text:list xml:id="list1220334655" text:style-name="L34">
        <text:list-item>
          <text:p text:style-name="P41"><text:a xlink:type="simple" xlink:href="https://www.optimizely.com/" text:style-name="Internet_20_link" text:visited-style-name="Visited_20_Internet_20_Link"><text:span text:style-name="Strong_20_Emphasis"><text:span text:style-name="T10">Optimizely:</text:span></text:span></text:a><text:span text:style-name="Emphasis"><text:span text:style-name="T4"> Оптимизационная платформа для веб-сайтов и мобильных приложений.</text:span></text:span></text:p>
        </text:list-item>
      </text:list>
      <text:list xml:id="list2540229851" text:style-name="L35">
        <text:list-item>
          <text:p text:style-name="P42"><text:span text:style-name="Strong_20_Emphasis"><text:span text:style-name="T10">Hello Bar:</text:span></text:span><text:span text:style-name="Emphasis"><text:span text:style-name="T4"> Инструмент для A/B тестирования.</text:span></text:span></text:p>
        </text:list-item>
      </text:list>
      <text:list xml:id="list2855196352" text:style-name="L36">
        <text:list-item>
          <text:p text:style-name="P43"><text:a xlink:type="simple" xlink:href="http://freebbble.com/" text:style-name="Internet_20_link" text:visited-style-name="Visited_20_Internet_20_Link"><text:span text:style-name="Strong_20_Emphasis"><text:span text:style-name="T1">Freebbble</text:span></text:span></text:a><text:span text:style-name="Strong_20_Emphasis"><text:span text:style-name="T5">: </text:span></text:span><text:span text:style-name="Emphasis"><text:span text:style-name="T4">Бесплатные элементы дизайна из Dribbble.</text:span></text:span></text:p>
        </text:list-item>
      </text:list>
      <text:list xml:id="list3965571443" text:style-name="L37">
        <text:list-item>
          <text:p text:style-name="P44"><text:a xlink:type="simple" xlink:href="http://pixelbuddha.net/" text:style-name="Internet_20_link" text:visited-style-name="Visited_20_Internet_20_Link"><text:span text:style-name="Strong_20_Emphasis"><text:span text:style-name="T10">Pixel Buddha:</text:span></text:span></text:a><text:span text:style-name="Emphasis"><text:span text:style-name="T4"> Бесплатные и премиум работы для профессионального сообщества.</text:span></text:span></text:p>
        </text:list-item>
      </text:list>
      <text:list xml:id="list2594492764" text:style-name="L38">
        <text:list-item>
          <text:p text:style-name="P45"><text:a xlink:type="simple" xlink:href="http://www.premiumpixels.com/" text:style-name="Internet_20_link" text:visited-style-name="Visited_20_Internet_20_Link"><text:span text:style-name="Strong_20_Emphasis"><text:span text:style-name="T10">Premium Pixels:</text:span></text:span></text:a><text:span text:style-name="Emphasis"><text:span text:style-name="T4"> Бесплатные работы для творческих ребят.</text:span></text:span></text:p>
        </text:list-item>
      </text:list>
      <text:list xml:id="list1718419659" text:style-name="L39">
        <text:list-item>
          <text:p text:style-name="P46"><text:a xlink:type="simple" xlink:href="http://freebiesbug.com/" text:style-name="Internet_20_link" text:visited-style-name="Visited_20_Internet_20_Link"><text:span text:style-name="Strong_20_Emphasis"><text:span text:style-name="T10">Freebiesbug:</text:span></text:span></text:a><text:span text:style-name="Emphasis"><text:span text:style-name="T4"> Свежие бесплатные работы для дизайнеров.</text:span></text:span></text:p>
        </text:list-item>
      </text:list>
      <text:list xml:id="list3458965499" text:style-name="L40">
        <text:list-item>
          <text:p text:style-name="P47"><text:a xlink:type="simple" xlink:href="http://365psd.com/" text:style-name="Internet_20_link" text:visited-style-name="Visited_20_Internet_20_Link"><text:span text:style-name="Strong_20_Emphasis"><text:span text:style-name="T10">365 Psd:</text:span></text:span></text:a><text:span text:style-name="Emphasis"><text:span text:style-name="T4"> Скачивайте бесплатный psd каждый день.</text:span></text:span></text:p>
        </text:list-item>
      </text:list>
      <text:list xml:id="list2044963408" text:style-name="L41">
        <text:list-item>
          <text:p text:style-name="P48"><text:a xlink:type="simple" xlink:href="http://dbfreebies.co/" text:style-name="Internet_20_link" text:visited-style-name="Visited_20_Internet_20_Link"><text:span text:style-name="Strong_20_Emphasis"><text:span text:style-name="T1">Dbf:</text:span></text:span></text:a><text:span text:style-name="T4"> </text:span><text:span text:style-name="Emphasis"><text:span text:style-name="T4">Лучшие бесплатные работы с сайтов Dribbble и Behance.</text:span></text:span></text:p>
        </text:list-item>
      </text:list>
      <text:list xml:id="list202664528" text:style-name="L42">
        <text:list-item>
          <text:p text:style-name="P49"><text:a xlink:type="simple" xlink:href="http://uispace.net/" text:style-name="Internet_20_link" text:visited-style-name="Visited_20_Internet_20_Link"><text:span text:style-name="Strong_20_Emphasis"><text:span text:style-name="T10">UI Space:</text:span></text:span></text:a><text:span text:style-name="Emphasis"><text:span text:style-name="T4"> Высококачественные работы для крутых людей.</text:span></text:span></text:p>
        </text:list-item>
      </text:list>
      <text:list xml:id="list639206985" text:style-name="L43">
        <text:list-item>
          <text:p text:style-name="P50"><text:a xlink:type="simple" xlink:href="http://www.freepik.com/" text:style-name="Internet_20_link" text:visited-style-name="Visited_20_Internet_20_Link"><text:span text:style-name="Strong_20_Emphasis"><text:span text:style-name="T1">Freepik:</text:span></text:span></text:a><text:span text:style-name="Emphasis"><text:span text:style-name="T4"> Графические элементы для каждого.</text:span></text:span></text:p>
        </text:list-item>
      </text:list>
      <text:list xml:id="list3814950603" text:style-name="L44">
        <text:list-item>
          <text:p text:style-name="P51"><text:a xlink:type="simple" xlink:href="https://creativemarket.com/free-goods" text:style-name="Internet_20_link" text:visited-style-name="Visited_20_Internet_20_Link"><text:span text:style-name="Strong_20_Emphasis"><text:span text:style-name="T10">Free Section of Creative Market:</text:span></text:span></text:a><text:span text:style-name="Emphasis"><text:span text:style-name="T4"> Свежие бесплатные работы по понедельникам.</text:span></text:span></text:p>
        </text:list-item>
      </text:list>
      <text:list xml:id="list2674571182" text:style-name="L45">
        <text:list-item>
          <text:p text:style-name="P52"><text:a xlink:type="simple" xlink:href="http://www.flatuicolorpicker.com/" text:style-name="Internet_20_link" text:visited-style-name="Visited_20_Internet_20_Link"><text:span text:style-name="Strong_20_Emphasis"><text:span text:style-name="T1">New Flat UI Color Picker:</text:span></text:span></text:a><text:span text:style-name="Emphasis"><text:span text:style-name="T4"> Лучшие цвета для интерфейсов в стиле flat.</text:span></text:span></text:p>
        </text:list-item>
      </text:list>
      <text:p text:style-name="Text_20_body"><text:line-break/><text:a xlink:type="simple" xlink:href="http://flatuicolors.com/" text:style-name="Internet_20_link" text:visited-style-name="Visited_20_Internet_20_Link"><text:span text:style-name="Strong_20_Emphasis"><text:span text:style-name="T10">Flat UI Colors:</text:span></text:span></text:a><text:span text:style-name="Emphasis"><text:span text:style-name="T4"> Красивые цвета в стиле flat.</text:span></text:span></text:p>
      <text:list xml:id="list1923304807" text:style-name="L46">
        <text:list-item>
          <text:p text:style-name="P53"><text:a xlink:type="simple" xlink:href="http://coolors.co/" text:style-name="Internet_20_link" text:visited-style-name="Visited_20_Internet_20_Link"><text:span text:style-name="Strong_20_Emphasis"><text:span text:style-name="T1">Coolors:</text:span></text:span></text:a><text:span text:style-name="Emphasis"><text:span text:style-name="T4"> Супер быстрый генератор цветовых схем для крутых дизайнеров.</text:span></text:span></text:p>
        </text:list-item>
        <text:list-item>
          <text:p text:style-name="P53"><text:a xlink:type="simple" xlink:href="https://www.bl2.ru/programing/colourcontrastcheck.html" text:style-name="Internet_20_link" text:visited-style-name="Visited_20_Internet_20_Link"><text:span text:style-name="Emphasis">https://www.bl2.ru/programing/colourcontrastcheck.html</text:span></text:a><text:span text:style-name="Emphasis"><text:span text:style-name="T6"> — </text:span></text:span><text:span text:style-name="Emphasis"><text:span text:style-name="T7">совместимость цветов</text:span></text:span></text:p>
        </text:list-item>
      </text:list>
      <text:list xml:id="list72396819" text:style-name="L47">
        <text:list-item>
          <text:p text:style-name="P54"><text:a xlink:type="simple" xlink:href="http://colorfulgradients.tumblr.com/" text:style-name="Internet_20_link" text:visited-style-name="Visited_20_Internet_20_Link"><text:span text:style-name="Strong_20_Emphasis"><text:span text:style-name="T10">Colorful Gradients:</text:span></text:span></text:a><text:span text:style-name="Emphasis"><text:span text:style-name="T4"> Автоматиче6A3D31ское создание градиентов.</text:span></text:span></text:p>
        </text:list-item>
      </text:list>
      <text:list xml:id="list4143402218" text:style-name="L48">
        <text:list-item>
          <text:p text:style-name="P55"><text:a xlink:type="simple" xlink:href="http://briangonzalez.github.io/jquery.adaptive-backgrounds.js/" text:style-name="Internet_20_link" text:visited-style-name="Visited_20_Internet_20_Link"><text:span text:style-name="Strong_20_Emphasis"><text:span text:style-name="T10">Adaptive Backgrounds:</text:span></text:span></text:a><text:span text:style-name="Emphasis"><text:span text:style-name="T4"> Выделение доминирующих цветов из изображения.</text:span></text:span></text:p>
        </text:list-item>
      </text:list>
      <text:list xml:id="list1978208147" text:style-name="L49">
        <text:list-item>
          <text:p text:style-name="P56"><text:a xlink:type="simple" xlink:href="http://brandcolors.net/" text:style-name="Internet_20_link" text:visited-style-name="Visited_20_Internet_20_Link"><text:span text:style-name="Strong_20_Emphasis"><text:span text:style-name="T1">Brand Colors:</text:span></text:span></text:a><text:span text:style-name="Emphasis"><text:span text:style-name="T4"> Цвета, используемые знаменитыми брендами.</text:span></text:span></text:p>
        </text:list-item>
      </text:list>
      <text:list xml:id="list272563677" text:style-name="L50">
        <text:list-item>
          <text:p text:style-name="P57"><text:a xlink:type="simple" xlink:href="http://paletton.com/" text:style-name="Internet_20_link" text:visited-style-name="Visited_20_Internet_20_Link"><text:span text:style-name="Strong_20_Emphasis"><text:span text:style-name="T10">Paletton:</text:span></text:span></text:a><text:span text:style-name="Emphasis"><text:span text:style-name="T4"> Создание цветовой схемы.</text:span></text:span></text:p>
        </text:list-item>
      </text:list>
      <text:list xml:id="list4105704630" text:style-name="L51">
        <text:list-item>
          <text:p text:style-name="P58"><text:soft-page-break/><text:a xlink:type="simple" xlink:href="http://bootflat.github.io/color-picker.html" text:style-name="Internet_20_link" text:visited-style-name="Visited_20_Internet_20_Link"><text:span text:style-name="Strong_20_Emphasis"><text:span text:style-name="T10">Bootflat:</text:span></text:span></text:a><text:span text:style-name="Emphasis"><text:span text:style-name="T4"> Идеальные цвета в стиле flat.</text:span></text:span></text:p>
        </text:list-item>
      </text:list>
      <text:p text:style-name="P2"><text:a xlink:type="simple" xlink:href="http://getuicolors.com/" text:style-name="Internet_20_link" text:visited-style-name="Visited_20_Internet_20_Link"><text:span text:style-name="Strong_20_Emphasis"><text:span text:style-name="T11">Get UI Colors:</text:span></text:span></text:a><text:span text:style-name="Emphasis"><text:span text:style-name="T14"> </text:span></text:span><text:span text:style-name="Emphasis"><text:span text:style-name="T13">Поиск подходящих цветов для интерфейсов</text:span></text:span> </text:p>
      <text:p text:style-name="P2"><text:a xlink:type="simple" xlink:href="http://uinames.com/" text:style-name="Internet_20_link" text:visited-style-name="Visited_20_Internet_20_Link"><text:span text:style-name="Strong_20_Emphasis"><text:span text:style-name="T10">UI Names:</text:span></text:span></text:a><text:span text:style-name="Emphasis"><text:span text:style-name="T4"> Генератор имен для использования в мокапах и дизайнах.</text:span></text:span></text:p>
      <text:p text:style-name="P1"><text:a xlink:type="simple" xlink:href="http://uifaces.com/" text:style-name="Internet_20_link" text:visited-style-name="Visited_20_Internet_20_Link"><text:span text:style-name="Strong_20_Emphasis"><text:span text:style-name="T1">UI Faces:</text:span></text:span></text:a><text:span text:style-name="Emphasis"><text:span text:style-name="T8"> </text:span></text:span><text:span text:style-name="Emphasis"><text:span text:style-name="T9">Лица для затычек</text:span></text:span></text:p>
      <text:p text:style-name="P1"><text:a xlink:type="simple" xlink:href="http://uiblurbs.com/" text:style-name="Internet_20_link" text:visited-style-name="Visited_20_Internet_20_Link"><text:span text:style-name="Strong_20_Emphasis"><text:span text:style-name="T1">UI Blurbs:</text:span></text:span></text:a><text:span text:style-name="Emphasis"><text:span text:style-name="T4"> Быстрая биография пользователя для ваших мокапов.</text:span></text:span></text:p>
      <text:p text:style-name="P1"><text:a xlink:type="simple" xlink:href="http://fontello.com/" text:style-name="Internet_20_link" text:visited-style-name="Visited_20_Internet_20_Link"><text:span text:style-name="Strong_20_Emphasis"><text:span text:style-name="T1">Fontello:</text:span></text:span></text:a><text:span text:style-name="T4"> </text:span><text:span text:style-name="Emphasis"><text:span text:style-name="T4">Генератор шрифта из иконок.</text:span></text:span></text:p>
      <text:p text:style-name="P1"><text:a xlink:type="simple" xlink:href="http://www.flaticon.com/" text:style-name="Internet_20_link" text:visited-style-name="Visited_20_Internet_20_Link"><text:span text:style-name="Strong_20_Emphasis"><text:span text:style-name="T1">Flat Icon:</text:span></text:span></text:a><text:span text:style-name="T4"> </text:span><text:span text:style-name="Emphasis"><text:span text:style-name="T4">Поисковик по 16000+ векторным иконкам.</text:span></text:span></text:p>
      <text:p text:style-name="P1"><text:a xlink:type="simple" xlink:href="http://fortawesome.github.io/Font-Awesome/" text:style-name="Internet_20_link" text:visited-style-name="Visited_20_Internet_20_Link"><text:span text:style-name="Strong_20_Emphasis"><text:span text:style-name="T1">Font Awesome:</text:span></text:span></text:a><text:span text:style-name="T4"> </text:span><text:span text:style-name="Emphasis"><text:span text:style-name="T4">Шрифт из иконок.</text:span></text:span></text:p>
      <text:p text:style-name="P1"><text:a xlink:type="simple" xlink:href="https://icomoon.io/" text:style-name="Internet_20_link" text:visited-style-name="Visited_20_Internet_20_Link"><text:span text:style-name="Strong_20_Emphasis"><text:span text:style-name="T1">Ico Moon:</text:span></text:span></text:a><text:span text:style-name="Strong_20_Emphasis"><text:span text:style-name="T4"> </text:span></text:span><text:span text:style-name="Strong_20_Emphasis"><text:span text:style-name="T5">4000</text:span></text:span><text:span text:style-name="Emphasis"><text:span text:style-name="T4">+ бесплатных векторных иконок, генератор иконок.</text:span></text:span></text:p>
      <text:p text:style-name="P1"><text:a xlink:type="simple" xlink:href="https://www.iconfinder.com/free_icons" text:style-name="Internet_20_link" text:visited-style-name="Visited_20_Internet_20_Link"><text:span text:style-name="Strong_20_Emphasis"><text:span text:style-name="T1">Icon Finder:</text:span></text:span></text:a><text:span text:style-name="Emphasis"><text:span text:style-name="T4"> Бесплатные иконки.</text:span></text:span></text:p>
      <text:p text:style-name="P1"><text:a xlink:type="simple" xlink:href="http://www.typegenius.com/" text:style-name="Internet_20_link" text:visited-style-name="Visited_20_Internet_20_Link"><text:span text:style-name="Strong_20_Emphasis"><text:span text:style-name="T10">TypeGenius:</text:span></text:span></text:a><text:span text:style-name="T4"> </text:span><text:span text:style-name="Emphasis"><text:span text:style-name="T4">Поиск идеальной комбинации шрифтов для вашего проект.</text:span></text:span></text:p>
      <text:p text:style-name="P1"><text:a xlink:type="simple" xlink:href="http://hellohappy.org/beautiful-web-type/" text:style-name="Internet_20_link" text:visited-style-name="Visited_20_Internet_20_Link"><text:span text:style-name="Strong_20_Emphasis"><text:span text:style-name="T10">Beautiful Web Type:</text:span></text:span></text:a><text:span text:style-name="T4"> </text:span><text:span text:style-name="Emphasis"><text:span text:style-name="T4">Лучшие примеры использования Google шрифтов.</text:span></text:span></text:p>
      <text:p text:style-name="P1"><text:a xlink:type="simple" xlink:href="http://www.sitebuilderreport.com/stock-up" text:style-name="Internet_20_link" text:visited-style-name="Visited_20_Internet_20_Link"><text:span text:style-name="Strong_20_Emphasis"><text:span text:style-name="T10">Stock Up:</text:span></text:span></text:a><text:span text:style-name="T4"> </text:span><text:span text:style-name="Emphasis"><text:span text:style-name="T4">Лучшие бесплатные стоковые фотографии с разных веб-сайтов в одном месте.</text:span></text:span></text:p>
      <text:p text:style-name="P1"><text:a xlink:type="simple" xlink:href="http://www.pexels.com/" text:style-name="Internet_20_link" text:visited-style-name="Visited_20_Internet_20_Link"><text:span text:style-name="Strong_20_Emphasis"><text:span text:style-name="T10">Pexels:</text:span></text:span></text:a><text:span text:style-name="T4"> </text:span><text:span text:style-name="Emphasis"><text:span text:style-name="T4">Лучшие бесплатные фото в одном месте.</text:span></text:span></text:p>
      <text:p text:style-name="P1"><text:a xlink:type="simple" xlink:href="http://allthefreestock.com/" text:style-name="Internet_20_link" text:visited-style-name="Visited_20_Internet_20_Link"><text:span text:style-name="Strong_20_Emphasis"><text:span text:style-name="T10">All The Free Stock:</text:span></text:span></text:a><text:span text:style-name="T4"> </text:span><text:span text:style-name="Emphasis"><text:span text:style-name="T4">Бесплатные стоковые изображения, иконки и видео.</text:span></text:span></text:p>
      <text:p text:style-name="P1"><text:a xlink:type="simple" xlink:href="http://unsplash.com/" text:style-name="Internet_20_link" text:visited-style-name="Visited_20_Internet_20_Link"><text:span text:style-name="Strong_20_Emphasis"><text:span text:style-name="T10">Unsplash:</text:span></text:span></text:a><text:span text:style-name="T4"> Бесплатные</text:span><text:span text:style-name="Emphasis"><text:span text:style-name="T4"> (делайте, что хотите) фотографии высокого разрешения.</text:span></text:span></text:p>
      <text:p text:style-name="P1"><text:a xlink:type="simple" xlink:href="http://picography.co/" text:style-name="Internet_20_link" text:visited-style-name="Visited_20_Internet_20_Link"><text:span text:style-name="Strong_20_Emphasis"><text:span text:style-name="T10">Picography</text:span></text:span></text:a><text:span text:style-name="Strong_20_Emphasis"><text:span text:style-name="T5">: </text:span></text:span><text:span text:style-name="Emphasis"><text:span text:style-name="T4">Бесплатные фотографии высокого разрешения.</text:span></text:span></text:p>
      <text:list xml:id="list2282833981" text:style-name="L52">
        <text:list-item>
          <text:p text:style-name="P59"><text:a xlink:type="simple" xlink:href="http://pixabay.com/" text:style-name="Internet_20_link" text:visited-style-name="Visited_20_Internet_20_Link"><text:span text:style-name="Strong_20_Emphasis"><text:span text:style-name="T1">Pixabay:</text:span></text:span></text:a><text:span text:style-name="T4"> </text:span><text:span text:style-name="Emphasis"><text:span text:style-name="T4">Бесплатные качественные фотографии.</text:span></text:span></text:p>
        </text:list-item>
      </text:list>
      <text:p text:style-name="P1"><text:a xlink:type="simple" xlink:href="http://www.lifeofpix.com/" text:style-name="Internet_20_link" text:visited-style-name="Visited_20_Internet_20_Link"><text:span text:style-name="Strong_20_Emphasis"><text:span text:style-name="T1">Life of Pix:</text:span></text:span></text:a><text:span text:style-name="T4"> </text:span><text:span text:style-name="Emphasis"><text:span text:style-name="T4">Бесплатные фотографии высокого разрешения.</text:span></text:span></text:p>
      <text:list xml:id="list3011498311" text:style-name="L53">
        <text:list-item>
          <text:p text:style-name="P60"><text:a xlink:type="simple" xlink:href="http://www.gratisography.com/" text:style-name="Internet_20_link" text:visited-style-name="Visited_20_Internet_20_Link"><text:span text:style-name="Strong_20_Emphasis"><text:span text:style-name="T10">Gratisography:</text:span></text:span></text:a><text:span text:style-name="T4"> </text:span><text:span text:style-name="Emphasis"><text:span text:style-name="T4">Бесплатные фотографии высокого разрешения.</text:span></text:span></text:p>
        </text:list-item>
      </text:list>
      <text:p text:style-name="P1"><text:a xlink:type="simple" xlink:href="http://www.materialup.com/" text:style-name="Internet_20_link" text:visited-style-name="Visited_20_Internet_20_Link"><text:span text:style-name="Strong_20_Emphasis"><text:span text:style-name="T10">MaterialUp:</text:span></text:span></text:a><text:span text:style-name="Emphasis"><text:span text:style-name="T4"> Ежедневное вдохновение материальным дизайном.</text:span></text:span></text:p>
      <text:p text:style-name="P3"><text:a xlink:type="simple" xlink:href="http://www.siteinspire.com/" text:style-name="Internet_20_link" text:visited-style-name="Visited_20_Internet_20_Link"><text:span text:style-name="Strong_20_Emphasis"><text:span text:style-name="T11">Site Inspire:</text:span></text:span></text:a><text:span text:style-name="Emphasis"><text:span text:style-name="T14"> </text:span></text:span><text:span text:style-name="Emphasis"><text:span text:style-name="T13">Вдохновение веб-дизайном</text:span></text:span></text:p>
      <text:p text:style-name="P3"><text:s/><text:a xlink:type="simple" xlink:href="http://ui-cloud.com/" text:style-name="Internet_20_link" text:visited-style-name="Visited_20_Internet_20_Link"><text:span text:style-name="Strong_20_Emphasis"><text:span text:style-name="T10">UI Cloud:</text:span></text:span></text:a><text:span text:style-name="Emphasis"><text:span text:style-name="T4"> Самая крупная коллекция интерфейсов в мире.</text:span></text:span></text:p>
      <text:p text:style-name="P1"><text:a xlink:type="simple" xlink:href="http://www.gomoodboard.com/" text:style-name="Internet_20_link" text:visited-style-name="Visited_20_Internet_20_Link"><text:span text:style-name="Strong_20_Emphasis"><text:span text:style-name="T10">Moodboard:</text:span></text:span></text:a><text:span text:style-name="T4"> </text:span><text:span text:style-name="Emphasis"><text:span text:style-name="T4">Создание красивых досок настроения (moodboard).</text:span></text:span></text:p>
      <text:p text:style-name="P1"><text:a xlink:type="simple" xlink:href="http://land-book.com/" text:style-name="Internet_20_link" text:visited-style-name="Visited_20_Internet_20_Link"><text:span text:style-name="Strong_20_Emphasis"><text:span text:style-name="T10">Land-Book:</text:span></text:span></text:a><text:span text:style-name="Emphasis"><text:span text:style-name="T4"> Галерея лэндингов.</text:span></text:span></text:p>
      <text:p text:style-name="P1"><text:a xlink:type="simple" xlink:href="http://www.thestarterkit.info/" text:style-name="Internet_20_link" text:visited-style-name="Visited_20_Internet_20_Link"><text:span text:style-name="Strong_20_Emphasis"><text:span text:style-name="T10">The Starter Kit:</text:span></text:span></text:a><text:span text:style-name="T4"> </text:span><text:span text:style-name="Emphasis"><text:span text:style-name="T4">Источник для программистов и дизайнеров.</text:span></text:span></text:p>
      <text:p text:style-name="P1"><text:a xlink:type="simple" xlink:href="http://onepagelove.com/" text:style-name="Internet_20_link" text:visited-style-name="Visited_20_Internet_20_Link"><text:span text:style-name="Strong_20_Emphasis"><text:span text:style-name="T10">One Page Love:</text:span></text:span></text:a><text:span text:style-name="Emphasis"><text:span text:style-name="T4"> Коллекция одностраничных веб-сайтов.</text:span></text:span></text:p>
      <text:p text:style-name="P1"><text:a xlink:type="simple" xlink:href="https://www.webfx.com/web-design/random-color-picker/" text:style-name="Internet_20_link" text:visited-style-name="Visited_20_Internet_20_Link">https://www.webfx.com/web-design/random-color-picker/</text:a> - <text:span text:style-name="T25">генератор красивых оттенков</text:span></text:p>
      <text:p text:style-name="P1"><text:a xlink:type="simple" xlink:href="https://simpl.info/" text:style-name="Internet_20_link" text:visited-style-name="Visited_20_Internet_20_Link">https://simpl.info/</text:a><text:span text:style-name="T25"> - простые примеры на </text:span><text:span text:style-name="T15">HTML</text:span></text:p>
      <text:p text:style-name="P1"><text:a xlink:type="simple" xlink:href="https://fonts.google.com/" text:style-name="Internet_20_link" text:visited-style-name="Visited_20_Internet_20_Link">https://fonts.google.com</text:a><text:span text:style-name="T15"> – </text:span><text:span text:style-name="T25">оптиммальные вб шрифты</text:span></text:p>
      <text:p text:style-name="P1"><text:a xlink:type="simple" xlink:href="https://rufonts.pro/" text:style-name="Internet_20_link" text:visited-style-name="Visited_20_Internet_20_Link">https://rufonts.pro/</text:a><text:span text:style-name="T25"> -веб шрифты на кириллице</text:span></text:p>
      <text:p text:style-name="P1"><text:soft-page-break/><text:a xlink:type="simple" xlink:href="https://validator.w3.org/" text:style-name="Internet_20_link" text:visited-style-name="Visited_20_Internet_20_Link">https://validator.w3.org/</text:a><text:span text:style-name="T25"> - </text:span><text:span text:style-name="T15">html validator</text:span></text:p>
      <text:p text:style-name="P1"><text:a xlink:type="simple" xlink:href="http://jigsaw.w3.org/css-validator/" text:style-name="Internet_20_link" text:visited-style-name="Visited_20_Internet_20_Link">http://jigsaw.w3.org/css-validator/</text:a><text:span text:style-name="T15"> - css validator</text:span></text:p>
      <text:p text:style-name="P1"><text:a xlink:type="simple" xlink:href="https://realfavicongenerator.net/" text:style-name="Internet_20_link" text:visited-style-name="Visited_20_Internet_20_Link">https://realfavicongenerator.net/</text:a><text:span text:style-name="T15"> - </text:span><text:span text:style-name="T25">генератор иконок</text:span></text:p>
      <text:p text:style-name="P1"><text:a xlink:type="simple" xlink:href="http://minifycode.com/" text:style-name="Internet_20_link" text:visited-style-name="Visited_20_Internet_20_Link">http://minifycode.com</text:a><text:span text:style-name="T25"> — </text:span><text:span text:style-name="T26">минификатор </text:span><text:span text:style-name="T16">web </text:span><text:span text:style-name="T26">стека</text:span></text:p>
      <text:p text:style-name="P1"><text:a xlink:type="simple" xlink:href="https://www.obfuscator.io/" text:style-name="Internet_20_link" text:visited-style-name="Visited_20_Internet_20_Link">https://www.obfuscator.io</text:a><text:span text:style-name="T26"> — </text:span><text:span text:style-name="T16">js </text:span><text:span text:style-name="T26">обфускатор</text:span></text:p>
      <text:p text:style-name="P1"><text:a xlink:type="simple" xlink:href="https://www.gaijin.at/en/tools/php-obfuscator" text:style-name="Internet_20_link" text:visited-style-name="Visited_20_Internet_20_Link">https://www.gaijin.at/en/tools/php-obfuscator</text:a><text:span text:style-name="T26"> — </text:span><text:span text:style-name="T16">php </text:span><text:span text:style-name="T26">обфускатор</text:span></text:p>
      <text:p text:style-name="P1"><text:a xlink:type="simple" xlink:href="https://unminify.com/" text:style-name="Internet_20_link" text:visited-style-name="Visited_20_Internet_20_Link">https://unminify.com/</text:a><text:span text:style-name="T26"> - деминеификатор</text:span></text:p>
      <text:p text:style-name="P1"><text:a xlink:type="simple" xlink:href="https://www.toptal.com/developers/webdevchecklist" text:style-name="Internet_20_link" text:visited-style-name="Visited_20_Internet_20_Link">https://www.toptal.com/developers/webdevchecklist</text:a><text:span text:style-name="T26"> — чек лист перед деплоем</text:span></text:p>
      <text:p text:style-name="P1"><text:a xlink:type="simple" xlink:href="https://www.behindthename.com/random/" text:style-name="Internet_20_link" text:visited-style-name="Visited_20_Internet_20_Link">https://www.behindthename.com/random/</text:a><text:span text:style-name="T26"> - генератор имен</text:span></text:p>
      <text:p text:style-name="P1"><text:a xlink:type="simple" xlink:href="https://hipsterlogogenerator.com/" text:style-name="Internet_20_link" text:visited-style-name="Visited_20_Internet_20_Link">https://hipsterlogogenerator.com/</text:a><text:span text:style-name="T26"> - генератор хипстерских логотипов</text:span></text:p>
      <text:p text:style-name="P1"><text:a xlink:type="simple" xlink:href="https://tproger.ru/articles/how-to-make-an-image-without-photoshop-for-programmers/" text:style-name="Internet_20_link" text:visited-style-name="Visited_20_Internet_20_Link">https://tproger.ru/articles/how-to-make-an-image-without-photoshop-for-programmers/</text:a><text:span text:style-name="T26"> - </text:span><text:span text:style-name="T27">примеры </text:span><text:span text:style-name="T17">GA</text:span></text:p>
      <text:p text:style-name="P1"><text:a xlink:type="simple" xlink:href="https://autoprefixer.github.io/ru/" text:style-name="Internet_20_link" text:visited-style-name="Visited_20_Internet_20_Link">https://autoprefixer.github.io/ru/</text:a><text:span text:style-name="T17"> - </text:span><text:span text:style-name="T27">автопрефиксер</text:span></text:p>
      <text:p text:style-name="P1"><text:a xlink:type="simple" xlink:href="https://www.cssfilters.co/" text:style-name="Internet_20_link" text:visited-style-name="Visited_20_Internet_20_Link">https://www.cssfilters.co</text:a><text:span text:style-name="T27"> — инстаграм фильтры для </text:span><text:span text:style-name="T17">css</text:span></text:p>
      <text:p text:style-name="P1"><text:a xlink:type="simple" xlink:href="https://type-scale.com/" text:style-name="Internet_20_link" text:visited-style-name="Visited_20_Internet_20_Link">https://type-scale.com</text:a><text:span text:style-name="T17"> – </text:span><text:span text:style-name="T27">калькулятор размеров заголовков</text:span></text:p>
      <text:p text:style-name="P4"><text:a xlink:type="simple" xlink:href="https://transparenttextures.com/" text:style-name="Internet_20_link" text:visited-style-name="Visited_20_Internet_20_Link">https://transparenttextures.com/</text:a><text:span text:style-name="T27"> - генератор бесшовныхтекстур</text:span></text:p>
      <text:p text:style-name="P4"><text:a xlink:type="simple" xlink:href="https://imageslidermaker.com/" text:style-name="Internet_20_link" text:visited-style-name="Visited_20_Internet_20_Link">https://imageslidermaker.com</text:a><text:span text:style-name="T27"> — генератор слайдеров </text:span></text:p>
      <text:p text:style-name="P4"><text:a xlink:type="simple" xlink:href="http://tridiv.com/" text:style-name="Internet_20_link" text:visited-style-name="Visited_20_Internet_20_Link">http://tridiv.com</text:a><text:span text:style-name="T27"> — </text:span><text:span text:style-name="T17">3d v</text:span><text:span text:style-name="T27">модели на чистом </text:span><text:span text:style-name="T17">css</text:span></text:p>
      <text:p text:style-name="P4"><text:a xlink:type="simple" xlink:href="https://webcode.tools/" text:style-name="Internet_20_link" text:visited-style-name="Visited_20_Internet_20_Link">https://webcode.tools</text:a><text:span text:style-name="T17"> – </text:span><text:span text:style-name="T27">коллекция генераторов всего</text:span></text:p>
      <text:p text:style-name="P4"><text:a xlink:type="simple" xlink:href="http://www.responsivegridsystem.com/" text:style-name="Internet_20_link" text:visited-style-name="Visited_20_Internet_20_Link">http://www.responsivegridsystem.com</text:a><text:span text:style-name="T27"> — </text:span><text:span text:style-name="T28">генератор сетки для </text:span><text:span text:style-name="T18">grid</text:span></text:p>
      <text:p text:style-name="P4"><text:a xlink:type="simple" xlink:href="http://www.css3d.net/ribbon-generator/" text:style-name="Internet_20_link" text:visited-style-name="Visited_20_Internet_20_Link">http://www.css3d.net/ribbon-generator/</text:a><text:span text:style-name="T18"> - </text:span><text:span text:style-name="T28">генератор ленточек</text:span></text:p>
      <text:p text:style-name="P4"><text:a xlink:type="simple" xlink:href="https://www.css3generator.com/" text:style-name="Internet_20_link" text:visited-style-name="Visited_20_Internet_20_Link">https://www.css3generator.com</text:a><text:span text:style-name="T28"> — удобный генератор многих эффектов</text:span></text:p>
      <text:p text:style-name="P4"><text:a xlink:type="simple" xlink:href="https://cubic-bezier.com/" text:style-name="Internet_20_link" text:visited-style-name="Visited_20_Internet_20_Link">https://cubic-bezier.com/</text:a><text:span text:style-name="T28"> - генератор кривой безье</text:span></text:p>
      <text:p text:style-name="P5"><text:a xlink:type="simple" xlink:href="https://colorize.cc/" text:style-name="Internet_20_link" text:visited-style-name="Visited_20_Internet_20_Link">https://colorize.cc/</text:a><text:span text:style-name="T24"> - </text:span><text:span text:style-name="T29">колоризатор</text:span></text:p>
      <text:p text:style-name="P5"><text:a xlink:type="simple" xlink:href="https://www.vectorizer.io/" text:style-name="Internet_20_link" text:visited-style-name="Visited_20_Internet_20_Link">https://www.vectorizer.io/</text:a><text:span text:style-name="T29"> - преобразование в </text:span><text:span text:style-name="T19">svg</text:span></text:p>
      <text:p text:style-name="P5"><text:a xlink:type="simple" xlink:href="https://cssgrid-generator.netlify.app/" text:style-name="Internet_20_link" text:visited-style-name="Visited_20_Internet_20_Link">https://cssgrid-generator.netlify.app</text:a><text:span text:style-name="T19"> – </text:span><text:span text:style-name="T30">ген</text:span><text:span text:style-name="T19">ератор</text:span><text:span text:style-name="T20"> сетки </text:span><text:span text:style-name="T30">грид</text:span></text:p>
      <text:p text:style-name="P5"><text:a xlink:type="simple" xlink:href="https://uxchecklist.github.io/" text:style-name="Internet_20_link" text:visited-style-name="Visited_20_Internet_20_Link"><text:span text:style-name="T3">UX checklist</text:span></text:a><text:span text:style-name="T30"> — </text:span><text:span text:style-name="T31">чеклист перед </text:span><text:span text:style-name="T33">с</text:span><text:span text:style-name="T31">дачей</text:span></text:p>
      <text:p text:style-name="P5"><text:a xlink:type="simple" xlink:href="http://qrohlf.com/trianglify/" text:style-name="Internet_20_link" text:visited-style-name="Visited_20_Internet_20_Link">Trianglify</text:a><text:span text:style-name="T12"> — генератор фонов из полигонов</text:span><text:span text:style-name="T31"><text:line-break/><text:line-break/></text:span><text:a xlink:type="simple" xlink:href="http://psd-html-css.ru/" text:style-name="Internet_20_link" text:visited-style-name="Visited_20_Internet_20_Link">http://psd-html-css.ru</text:a><text:span text:style-name="T31"> — </text:span><text:span text:style-name="T32">бесплатые шаблоны </text:span><text:span text:style-name="T21">css, Psd, html</text:span></text:p>
      <text:p text:style-name="P5"><text:a xlink:type="simple" xlink:href="https://www.fontsquirrel.com/tools/webfont-generator" text:style-name="Internet_20_link" text:visited-style-name="Visited_20_Internet_20_Link">https://www.fontsquirrel.com/tools/webfont-generator</text:a><text:span text:style-name="T21"> – </text:span><text:span text:style-name="T34">генератор адтптивных шрифов из одного файла</text:span></text:p>
      <text:p text:style-name="P5"><text:a xlink:type="simple" xlink:href="https://skyline.github.com/" text:style-name="Internet_20_link" text:visited-style-name="Visited_20_Internet_20_Link">https://skyline.github.com/</text:a><text:span text:style-name="T34"> - </text:span><text:span text:style-name="T22">визуализация активности гх</text:span></text:p>
      <text:p text:style-name="P6"><text:soft-page-break/>репозитории с гх</text:p>
      <text:p text:style-name="P6"><text:a xlink:type="simple" xlink:href="https://tablesgenerator.com/" text:style-name="Internet_20_link" text:visited-style-name="Visited_20_Internet_20_Link">https://tablesgenerator.com/</text:a> - <text:span text:style-name="T37">генератор таблиц для </text:span><text:span text:style-name="T23">latex, md, html, mediawiki </text:span><text:span text:style-name="T37">и текста</text:span></text:p>
      <text:p text:style-name="P6">Платформы для онлайн обучения</text:p>
      <text:p text:style-name="P6">-FreeCodeCamp</text:p>
      <text:p text:style-name="P6">- Udemy</text:p>
      <text:p text:style-name="P6">- TreeHouse</text:p>
      <text:p text:style-name="P6">- Udacity</text:p>
      <text:p text:style-name="P6">- Cousera</text:p>
      <text:p text:style-name="P6">- Sololearn</text:p>
      <text:p text:style-name="P6">- FrontendMasters</text:p>
      <text:p text:style-name="P6">- W3Schools</text:p>
      <text:p text:style-name="P6">- Codeacademy</text:p>
      <text:p text:style-name="P6">- Traversy Media</text:p>
      <text:p text:style-name="P6">- Alison</text:p>
      <text:p text:style-name="P6">- Skillshare</text:p>
      <text:p text:style-name="P6">- MCN Docs</text:p>
      <text:p text:style-name="P6"/>
      <text:p text:style-name="P6">Бесплатные примеры кода</text:p>
      <text:p text:style-name="P6">- Codepen</text:p>
      <text:p text:style-name="P6">- Free Frontend</text:p>
      <text:p text:style-name="P6">- Code My UI</text:p>
      <text:p text:style-name="P6">- PlayCode</text:p>
      <text:p text:style-name="P6">- JSBin</text:p>
      <text:p text:style-name="P6">- JS Fiddle</text:p>
      <text:p text:style-name="P6">- Codesandbox</text:p>
      <text:p text:style-name="P6">- WebCodeTools</text:p>
      <text:p text:style-name="P6">- CSS Flow</text:p>
      <text:p text:style-name="P6">- CodePly</text:p>
      <text:p text:style-name="P6">- CSS Deck</text:p>
      <text:p text:style-name="P6">- Code Interview</text:p>
      <text:p text:style-name="P6"/>
      <text:p text:style-name="P6">Документации</text:p>
      <text:p text:style-name="P6"><text:soft-page-break/>- Dev Docs</text:p>
      <text:p text:style-name="P6">- GeeksForGeeks</text:p>
      <text:p text:style-name="P6">- Tutorials Point</text:p>
      <text:p text:style-name="P6">- W3 Schools</text:p>
      <text:p text:style-name="P6">- MDN</text:p>
      <text:p text:style-name="P6">- Java Point</text:p>
      <text:p text:style-name="P6"/>
      <text:p text:style-name="P6">Иконки и картинки</text:p>
      <text:p text:style-name="P6">- Font Awesome</text:p>
      <text:p text:style-name="P6">- Icons8</text:p>
      <text:p text:style-name="P6">- Flaticon</text:p>
      <text:p text:style-name="P6">- Pixeden</text:p>
      <text:p text:style-name="P6">- Fontello</text:p>
      <text:p text:style-name="P6">- Icon Finder</text:p>
      <text:p text:style-name="P6">- Captain Icon</text:p>
      <text:p text:style-name="P6">- Icons-Icons</text:p>
      <text:p text:style-name="P6">- Round Icons</text:p>
      <text:p text:style-name="P6"/>
      <text:p text:style-name="P7"><text:a xlink:type="simple" xlink:href="https://habr.com/ru/post/142120/" text:style-name="Internet_20_link" text:visited-style-name="Visited_20_Internet_20_Link">https://habr.com/ru/post/142120/</text:a> , <text:a xlink:type="simple" xlink:href="https://habr.com/ru/company/vdsina/blog/552562/" text:style-name="Internet_20_link" text:visited-style-name="Visited_20_Internet_20_Link">https://habr.com/ru/company/vdsina/blog/552562/</text:a> , <text:a xlink:type="simple" xlink:href="https://tprg.ru/ExQ4" text:style-name="Internet_20_link" text:visited-style-name="Visited_20_Internet_20_Link">https://tprg.ru/ExQ4</text:a> - вычленить ссылки отс юда</text:p>
      <text:p text:style-name="P7"><text:a xlink:type="simple" xlink:href="https://ihateregex.io/" text:style-name="Internet_20_link" text:visited-style-name="Visited_20_Internet_20_Link">https://ihateregex.io/</text:a> - <text:span text:style-name="T38">шаблоны регулярок</text:span></text:p>
      <text:p text:style-name="P7"/>
      <text:p text:style-name="P7"/>
      <text:p text:style-name="P7">33 CSS генераторов, библиотек и тулзов упрощающих работу с CSS</text:p>
      <text:p text:style-name="P7"/>
      <text:p text:style-name="P7">На дворе 2021 и писать CSS вручную немодно. Собрал юзабельные CSS генераторы и тулзы. Погнали!</text:p>
      <text:p text:style-name="P7"/>
      <text:p text:style-name="P7">1. glassmorphism.com - генератор эффекта глассморфизма (эффект матового стекла)</text:p>
      <text:p text:style-name="P7"/>
      <text:p text:style-name="P7">2. nighteye.app/dark-css-generator/ - генератор тёмных <text:s/>CSS. Вставляем URL сайта - получаем тёмную тему для своей страницы</text:p>
      <text:p text:style-name="P7"/>
      <text:p text:style-name="P7"><text:soft-page-break/>3. neumorphism.io - создаёт градиенты и тени в стилистике неоморфизма. </text:p>
      <text:p text:style-name="P7"/>
      <text:p text:style-name="P7">4. shapedivider.app - генератор волн, кривых, стрелок и других загогулин</text:p>
      <text:p text:style-name="P7"/>
      <text:p text:style-name="P7">5. utopia.fyi - элегантное масштабирование шрифтов без breakpoints</text:p>
      <text:p text:style-name="P7"/>
      <text:p text:style-name="P7">6. transition.style - генерация Drop-in переходов</text:p>
      <text:p text:style-name="P7"/>
      <text:p text:style-name="P7">7. MoreToggles.css (https://jnkkkk.github.io/MoreToggles.css/allToggles.html) - нужно боооооольше переключателей</text:p>
      <text:p text:style-name="P7"/>
      <text:p text:style-name="P7">8. cssscanpro.com - удобный Devtools позволяющий стянуть понравившиеся CSS с любого сайта </text:p>
      <text:p text:style-name="P7"/>
      <text:p text:style-name="P7">9. shadows.brumm.af - генерация теней</text:p>
      <text:p text:style-name="P7"/>
      <text:p text:style-name="P7">10. stylestage.dev - витрина CSS стилей, попадаются интересные stylesheet</text:p>
      <text:p text:style-name="P7"/>
      <text:p text:style-name="P7">11. spiritapp.io - генерация анимации прямо в браузере</text:p>
      <text:p text:style-name="P7"/>
      <text:p text:style-name="P7">12. border-radius (https://9elements.github.io/fancy-border-radius/) - генерация разных радиусов</text:p>
      <text:p text:style-name="P7"/>
      <text:p text:style-name="P7">13. 10015.io - комбайн, бекграунды, тени, градиенты, кривые, треугольники</text:p>
      <text:p text:style-name="P7"/>
      <text:p text:style-name="P7">14. larsenwork.com/easing-gradients/ - нелинейные градиенты</text:p>
      <text:p text:style-name="P7"/>
      <text:p text:style-name="P7">15. cssgrid-generator.netlify.app - Grid generator</text:p>
      <text:p text:style-name="P7"/>
      <text:p text:style-name="P7">16. accordionslider.com - генерация аккордеон-слайдеров</text:p>
      <text:p text:style-name="P7"/>
      <text:p text:style-name="P7">17. bennettfeely.com/clippy/ - обрезка картинок по трафарету</text:p>
      <text:p text:style-name="P7"/>
      <text:p text:style-name="P7"><text:soft-page-break/>18. getwaves.io - генерация svg-вектора с заливкой волнообразной формы</text:p>
      <text:p text:style-name="P7"/>
      <text:p text:style-name="P7">19. Background (http://html-css-js.com/css/generator/background/) - генератор бекграундов</text:p>
      <text:p text:style-name="P7"/>
      <text:p text:style-name="P7">20. pixelmap.amcharts.com - генератор карт</text:p>
      <text:p text:style-name="P7"/>
      <text:p text:style-name="P7">21. <text:s/>enjoycss.com - комбайн</text:p>
      <text:p text:style-name="P7"/>
      <text:p text:style-name="P7">22. cssfilters.co - фильтры инстаграмма на CSS</text:p>
      <text:p text:style-name="P7"/>
      <text:p text:style-name="P7">23. tridiv.com - 3D-редактор для создания объёмных моделей на чистом CSS</text:p>
      <text:p text:style-name="P7"/>
      <text:p text:style-name="P7">24. howtocenterincss.com - генератор стилей для центрирования</text:p>
      <text:p text:style-name="P7"/>
      <text:p text:style-name="P7">25. javier.xyz/img2css - преобразует изображения в CSS-код</text:p>
      <text:p text:style-name="P7"/>
      <text:p text:style-name="P7">26. pattle.github.io/simpsons-in-css/ - Simpsons чистом CSS 🤭</text:p>
      <text:p text:style-name="P7"/>
      <text:p text:style-name="P7">27. icons8.com/cssload/ru/spinners - подборка индикаторов загрузки</text:p>
      <text:p text:style-name="P7"/>
      <text:p text:style-name="P7">28. <text:s/>bennettfeely.com/flexplorer/ - площадка для демонстрации возможностей модели Flexbox</text:p>
      <text:p text:style-name="P7"/>
      <text:p text:style-name="P7">29. css3d.net/ribbon-generator/ - генератор красивых 3D ленточек</text:p>
      <text:p text:style-name="P7"/>
      <text:p text:style-name="P7">30. border-image.com - генератор CSS3 свойства border-image</text:p>
      <text:p text:style-name="P7"/>
      <text:p text:style-name="P7">31. bestcssbuttongenerator.com - генератор CSS3 кнопок</text:p>
      <text:p text:style-name="P7"/>
      <text:p text:style-name="P7">32. jonassebastianohlsson.com/specificity-graph/ - создание графов для стилей</text:p>
      <text:p text:style-name="P7"/>
      <text:p text:style-name="P7">33. new.s-sd.ru/ - генератор длинных теней</text:p>
      <text:p text:style-name="P7">https://lynx.pink/startupideas/</text:p>
      <text:p text:style-name="P7"><text:soft-page-break/></text:p>
      <text:p text:style-name="P7">Или такой:</text:p>
      <text:p text:style-name="P7">https://vc.ru/special/generator </text:p>
      <text:p text:style-name="P7"/>
      <text:p text:style-name="P7">Или такой:</text:p>
      <text:p text:style-name="P7"><text:a xlink:type="simple" xlink:href="https://ideasai.net/" text:style-name="Internet_20_link" text:visited-style-name="Visited_20_Internet_20_Link">https://ideasai.net</text:a></text:p>
      <text:p text:style-name="P7"/>
      <text:p text:style-name="P7">https://tprg.ru/jg54 градиент</text:p>
      <text:p text:style-name="P7"><text:a xlink:type="simple" xlink:href="https://tproger.ru/articles/5-instrumentov-zerokodinga-kotorye-prigodjatsja-programmistu/" text:style-name="Internet_20_link" text:visited-style-name="Visited_20_Internet_20_Link">https://tproger.ru/articles/5-instrumentov-zerokodinga-kotorye-prigodjatsja-programmistu/</text:a> <text:span text:style-name="T39">зерокодинг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Arial, sans-serif"/>
    <style:font-face style:name="apple-system1" svg:font-family="apple-system, BlinkMacSystemFont, 'Segoe UI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21:07:12.027000000</meta:creation-date>
    <dc:date>2021-08-19T11:38:08.836000000</dc:date>
    <meta:editing-duration>P2DT6H58M48S</meta:editing-duration>
    <meta:editing-cycles>21</meta:editing-cycles>
    <meta:generator>LibreOffice/6.2.4.2$Windows_X86_64 LibreOffice_project/2412653d852ce75f65fbfa83fb7e7b669a126d64</meta:generator>
    <meta:document-statistic meta:table-count="0" meta:image-count="0" meta:object-count="0" meta:page-count="9" meta:paragraph-count="206" meta:word-count="1198" meta:character-count="9943" meta:non-whitespace-character-count="8978"/>
  </office:meta>
</office:document-meta>
</file>